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text" style:name="p1-1-1">
      <style:text-properties style:font-name="고딕" style:font-name-asian="고딕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-2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바탕글"><text:span text:style-name="p1-1-1">                                취업 규칙</text:span></text:p>
      <text:p text:style-name="바탕글"/>
      <text:p text:style-name="바탕글"><text:span text:style-name="p3-1-1">1. 부산 교통 공단 취업규칙의 규정과 관계없는 사항은?</text:span></text:p>
      <text:p text:style-name="바탕글"><text:span text:style-name="p4-1-1">   1) 취업 규칙상 직원이라 함은 일반직, 별정직, 고용직 직원을 말한다.</text:span></text:p>
      <text:p text:style-name="바탕글"><text:span text:style-name="p5-1-1">   2) 공단은 직원의 모집 및 채용에 있어서 남녀에게 균등한 기회를 부여한다.</text:span></text:p>
      <text:p text:style-name="바탕글"><text:span text:style-name="p6-1-1">   3) 공단 직원은 공단에 대하여 타인의 보증인이 되는 행위를 하여서는 아니된다.</text:span></text:p>
      <text:p text:style-name="바탕글"><text:span text:style-name="p7-1-1">   4) 실 근무 시간은 1일 8시간을 원칙으로 하되, 필요에 따라 1주일에 60시간까지 근무하게 할 수 있다.</text:span></text:p>
      <text:p text:style-name="바탕글"/>
      <text:p text:style-name="바탕글"><text:span text:style-name="p9-1-1">2. 다음 중 특수 근무자가 아닌 것은 ?</text:span></text:p>
      <text:p text:style-name="바탕글"><text:span text:style-name="p10-1-1">   1) 3조 2교대제                                2) 야간 격일제</text:span></text:p>
      <text:p text:style-name="바탕글"><text:span text:style-name="p11-1-1">   3) 윤번제                                     4) 교번제</text:span></text:p>
      <text:p text:style-name="바탕글"/>
      <text:p text:style-name="바탕글"><text:span text:style-name="p13-1-1">3. 다음 중 취업 규칙상 금지 행위가 아닌 것은 ?</text:span></text:p>
      <text:p text:style-name="바탕글"><text:span text:style-name="p14-1-1">   1) 사적으로 사례, 증여 또는 향응을 받는 행위</text:span></text:p>
      <text:p text:style-name="바탕글"><text:span text:style-name="p15-1-1">   2) 공단에 대하여 타인의 보증인이 되는 행위</text:span></text:p>
      <text:p text:style-name="바탕글"><text:span text:style-name="p16-1-1">   3) 직무의 내외를 불문하고 품위를 손상하는 행위</text:span></text:p>
      <text:p text:style-name="바탕글"><text:span text:style-name="p17-1-1">   4) 소속장의 승인 또는 정당한 사유 없이 직장을 이탈하는 행위</text:span></text:p>
      <text:p text:style-name="바탕글"/>
      <text:p text:style-name="바탕글"><text:span text:style-name="p19-1-1">4. 다음은 출근 및 결근에 대한 설명이다. 틀린 것은 ?</text:span></text:p>
      <text:p text:style-name="바탕글"><text:span text:style-name="p20-1-1">   1) 직원이 부득이한 사유로 결근하고자 할 때는 결근 전일 종업 시각까지 그 사유 및 결근 예정 일수를 기재한 </text:span></text:p>
      <text:p text:style-name="바탕글"><text:span text:style-name="p21-1-1">      결근계와 증빙서류를 출근부에 첨부하여 소속장에게 승인을 얻은 경우에 한하여 유계 결근으로 한다.</text:span></text:p>
      <text:p text:style-name="바탕글"><text:span text:style-name="p22-1-1">   2) 긴급 불가피한 사유로 사전 제출을 하지 못한 경우에는 전화, 전언 기타 방법으로 소속장에게 조속히 </text:span></text:p>
      <text:p text:style-name="바탕글"><text:span text:style-name="p23-1-1">      연락하고 익일 시업 시각 이후 3시간 이내에 결근계를 제출하여야 하며 그러하지 않을 경우 무계 결근으로 </text:span></text:p>
      <text:p text:style-name="바탕글"><text:span text:style-name="p24-1-1">      처리한다.</text:span></text:p>
      <text:p text:style-name="바탕글"><text:span text:style-name="p25-1-1">   3) 결근자의 계속 결근 기간 중의 휴일은 결근 일수로 본다.</text:span></text:p>
      <text:p text:style-name="바탕글"><text:span text:style-name="p26-1-1">   4) 근태 관리 부서에서는 각  소속별로 매 분기별 2회 이상 출</text:span><text:span text:style-name="p26-1-2">․</text:span><text:span text:style-name="p26-1-3">퇴근 및 이석 사항을 점검할 수 있다.</text:span></text:p>
      <text:p text:style-name="바탕글"/>
      <text:p text:style-name="바탕글"><text:span text:style-name="p28-1-1">5. 부산 교통 공단 취업규칙의 휴일. 휴가에 관한 사항 중 옳은 것은?</text:span></text:p>
      <text:p text:style-name="바탕글"><text:span text:style-name="p29-1-1">   1) 주휴일을 제외한 유급 휴일이 중복될 경우, 휴무는 1일만 실시하되 미 휴무 일수에  대하여는 </text:span></text:p>
      <text:p text:style-name="바탕글"><text:span text:style-name="p30-1-1">      수당을 지급한다.</text:span></text:p>
      <text:p text:style-name="바탕글"><text:span text:style-name="p31-1-1">   2) 년간 개근 직원한 직원에게는 10일, 년간 9할 이상 출근한 직원에게는 9일의 연차 유급 휴가를 준다.</text:span></text:p>
      <text:p text:style-name="바탕글"><text:span text:style-name="p32-1-1">   3) 생후 1년 미만의 유아를 가진 여직원의 청구가 있을 때는 1일 2회 각각 1시간의 유급 수유 시간을 부여한다.  </text:span><text:span text:style-name="p32-2-1">   4) 본인 또는 배우자의 형제자매의 결혼 시 3일간의 청원 휴가를 줄 수 있다.</text:span></text:p>
      <text:p text:style-name="바탕글"/>
      <text:p text:style-name="바탕글"><text:span text:style-name="p34-1-1">6. 년 월차 휴가에 대한 설명 중 틀린 것은 ?</text:span></text:p>
      <text:p text:style-name="바탕글"><text:span text:style-name="p35-1-1">   1) 년간 개근 직원에게는 10일, 년간 9할 이상 출근 직원에게는 8일의 년차 유급 휴가를 준다.</text:span></text:p>
      <text:p text:style-name="바탕글"><text:span text:style-name="p36-1-1">   2) 2년 이상 근속한 직원에 대하여는 1년을 초과하는 근무 년수 매 1년에 대하여 1)번의 년차 유급 휴가 일수에 </text:span></text:p>
      <text:p text:style-name="바탕글"><text:span text:style-name="p37-1-1">      1일을 가산하되, 휴가 총 일수가 20일을 초과하는 기간에 대하여는 휴가 수당을 지급하고 휴가를 주지 </text:span></text:p>
      <text:p text:style-name="바탕글"><text:span text:style-name="p38-1-1">      않을 수 있다.</text:span></text:p>
      <text:p text:style-name="바탕글"><text:span text:style-name="p39-1-1">   3) 휴가는 직원의 자유의사에 따라 1년간에 한하여 적치하여 사용하거나 분할 사용할 수 있다.</text:span></text:p>
      <text:p text:style-name="바탕글"><text:span text:style-name="p40-1-1">   4) 부상 또는 질병으로 휴직한 기간과 이 규칙에 정한 휴가 기간을 출근한 것으로 본다.</text:span></text:p>
      <text:p text:style-name="바탕글"/>
      <text:p text:style-name="바탕글"><text:span text:style-name="p42-1-1">7. 부산 교통 공단 취업 규칙상 공가 처리 사항으로 볼 수 없는 것은?</text:span></text:p>
      <text:p text:style-name="바탕글"><text:span text:style-name="p43-1-1">   1) 법률의 규정에 의하여 투표에 참가할 때.</text:span></text:p>
      <text:p text:style-name="바탕글"><text:span text:style-name="p44-1-1">   2) 수재 또는 화재 등 중대 재해시.   </text:span></text:p>
      <text:p text:style-name="바탕글"><text:span text:style-name="p45-1-1">   3) 보수 규정에 의거 기술 수당을 지급 받고 있는 국가 기술 자격증 소지자가 당해 자격증에 대한 </text:span></text:p>
      <text:p text:style-name="바탕글"><text:span text:style-name="p46-1-1">      법정 보수 교육을 받을 때.</text:span></text:p>
      <text:p text:style-name="바탕글"><text:span text:style-name="p47-1-1">   4) 군 징병검사를 받은 때.</text:span></text:p>
      <text:p text:style-name="바탕글"/>
      <text:p text:style-name="바탕글"><text:span text:style-name="p49-1-1">8. 취업 규칙상 청원 휴가에 대한 휴가 일수 산정이 잘못된 것은?</text:span></text:p>
      <text:p text:style-name="바탕글"><text:span text:style-name="p50-1-1">   1) 본인 또는 배우자의 회갑: 5일               2) 자녀 출생시: 3일 </text:span></text:p>
      <text:p text:style-name="바탕글"><text:span text:style-name="p51-1-1">   3) 방송 통신대학 출석 수업 일수               4) 자녀 결혼: 3일</text:span></text:p>
      <text:p text:style-name="바탕글"/>
      <text:p text:style-name="바탕글"><text:span text:style-name="p53-1-1">    ※. </text:span><text:span text:style-name="p53-1-2">휴가 기간 중의 공휴일 수는 휴가 일수에 산입하지 아니한다.</text:span></text:p>
      <text:p text:style-name="바탕글"/>
      <text:p text:style-name="바탕글"><text:span text:style-name="p55-1-1">9. 다음 중 공가가 될 수 없는 것은 ?</text:span></text:p>
      <text:p text:style-name="바탕글"><text:span text:style-name="p56-1-1">   1) 법률의 규정에 의하여 투표에 참가할 때</text:span></text:p>
      <text:p text:style-name="바탕글"><text:span text:style-name="p57-1-1">   2) 국가기관에 소환된 때</text:span></text:p>
      <text:p text:style-name="바탕글"><text:span text:style-name="p58-1-1">   3) 천재지변 등 부득이한 사유로 출근이 불가능할 때</text:span></text:p>
      <text:p text:style-name="바탕글"><text:span text:style-name="p59-1-1">   4) 국가기관, 지방자치 단체 또는 공공단체의 장의 요청에 의하여 특정한 행사에 참가할 때</text:span></text:p>
      <text:p text:style-name="바탕글"/>
      <text:p text:style-name="바탕글"><text:span text:style-name="p61-1-1">10. 직원이 업무상 부상 또는 질병으로 인하여 휴가를 얻고자 할 경우 며칠의 범위 내에서 병가를 </text:span></text:p>
      <text:p text:style-name="바탕글"><text:span text:style-name="p62-1-1">    허가할 수 있나 ?</text:span></text:p>
      <text:p text:style-name="바탕글"><text:span text:style-name="p63-1-1">    1) 60일                                      2) 90일</text:span></text:p>
      <text:p text:style-name="바탕글"><text:span text:style-name="p64-1-1">    3) 6월                                       4) 12월</text:span></text:p>
      <text:p text:style-name="바탕글"/>
      <text:p text:style-name="바탕글"><text:span text:style-name="p66-1-1">11. 다음 청원 휴가 일수 중 맞지 않는 것은 ?</text:span></text:p>
      <text:p text:style-name="바탕글"><text:span text:style-name="p67-1-1">    1) 본인 또는 배우자의 회갑 = 5일</text:span></text:p>
      <text:p text:style-name="바탕글"><text:span text:style-name="p68-1-1">    2) 본인의 외조 부모 사망 = 2일</text:span></text:p>
      <text:p text:style-name="바탕글"><text:span text:style-name="p69-1-1">    3) 수재 또는 화재 등 중대 재해 시 = 7일</text:span></text:p>
      <text:p text:style-name="바탕글"><text:span text:style-name="p70-1-1">    4) 배우자의 사망 = 10일 </text:span></text:p>
      <text:p text:style-name="바탕글"/>
      <text:p text:style-name="바탕글"><text:span text:style-name="p72-1-1">    ※. </text:span><text:span text:style-name="p72-1-2">휴가 기간 중 공휴일 수는 휴가 일수에 산입하지 아니한다.</text:span></text:p>
      <text:p text:style-name="바탕글"/>
      <text:p text:style-name="바탕글"><text:span text:style-name="p74-1-1">12. 직원이 휴직, 직위 해제 또는 근무 상 변동이 있을 때는 며칠 이내에 사무 인계서를 작성하여 후임자에 </text:span></text:p>
      <text:p text:style-name="바탕글"><text:span text:style-name="p75-1-1">    인계하여야 하나 ?</text:span></text:p>
      <text:p text:style-name="바탕글"><text:span text:style-name="p76-1-1">    1) 2일                                       2) 3일</text:span></text:p>
      <text:p text:style-name="바탕글"><text:span text:style-name="p77-1-1">    3) 5일                                       4) 7일</text:span></text:p>
      <text:p text:style-name="바탕글"/>
      <text:p text:style-name="바탕글"><text:span text:style-name="p79-1-1">13. 다음 설명 중 틀린 것은 ?</text:span></text:p>
      <text:p text:style-name="바탕글"><text:span text:style-name="p80-1-1">    1) 임용권자가 제41조 제1항, 제2호의 규정 및 징계처분 이외의 경우에 직원을 해고자 할 때는 </text:span></text:p>
      <text:p text:style-name="바탕글"><text:span text:style-name="p81-1-1">       근로기준법에 정하는 바에 따라 예고를 하여야 한다.</text:span></text:p>
      <text:p text:style-name="바탕글"><text:span text:style-name="p82-1-1">    2) 직원은 채용 시와 채용 후 년 1회 이상 공단의 지시에 따라 건강진단을 받아야 한다.</text:span></text:p>
      <text:p text:style-name="바탕글"><text:span text:style-name="p83-1-1">    3) 직원의 중대한 과실로 인한 업무상 상병에 대하여는 그 과실 책임에 대한 노동위원회의 인정을 받아 </text:span></text:p>
      <text:p text:style-name="바탕글"><text:span text:style-name="p84-1-1">       휴업 보상 및 장애 보상을 하지 않을 수 있다.</text:span></text:p>
      <text:p text:style-name="바탕글"><text:span text:style-name="p85-1-1">    4) 제54조(재해 보상) , 제56조(유족 보상)의 규정에 의하여 보상을 받을 자가 같은 사유로 민법 기타 법령에 </text:span></text:p>
      <text:p text:style-name="바탕글"><text:span text:style-name="p86-1-1">       의해 재해보상에 상당한 금품을 받은 때는 공단은 보상책임이 전액 면제된다.</text:span></text:p>
      <text:p text:style-name="바탕글"/>
      <text:p text:style-name="바탕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1cm" fo:margin-right="1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